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Шапка_5f_группы" style:display-name="Шапка_группы" style:family="table" style:master-page-name="Standard">
      <style:table-properties style:width="25.7cm" style:page-number="auto" table:align="margins" fo:background-color="transparent">
        <style:background-image/>
      </style:table-properties>
    </style:style>
    <style:style style:name="Шапка_5f_группы.A" style:display-name="Шапка_группы.A" style:family="table-column">
      <style:table-column-properties style:column-width="5.14cm" style:rel-column-width="13107*"/>
    </style:style>
    <style:style style:name="Шапка_5f_группы.1" style:display-name="Шапка_группы.1" style:family="table-row">
      <style:table-row-properties style:row-height="0.499cm"/>
    </style:style>
    <style:style style:name="Шапка_5f_группы.A1" style:display-name="Шапка_группы.A1" style:family="table-cell">
      <style:table-cell-properties style:vertical-align="top" fo:background-color="transparent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Шапка_группы" table:style-name="Шапка_5f_группы">
        <table:table-column table:style-name="Шапка_5f_группы.A" table:number-columns-repeated="5"/>
        <table:table-row table:style-name="Шапка_5f_группы.1">
          <table:table-cell table:style-name="Шапка_5f_группы.A1" office:value-type="string">
            <text:p text:style-name="P1">ФИО студента</text:p>
          </table:table-cell>
          <table:table-cell table:style-name="Шапка_5f_группы.A1" office:value-type="string">
            <text:p text:style-name="P1">Группа</text:p>
          </table:table-cell>
          <table:table-cell table:style-name="Шапка_5f_группы.A1" office:value-type="string">
            <text:p text:style-name="P1">Посещаемость</text:p>
          </table:table-cell>
          <table:table-cell table:style-name="Шапка_5f_группы.A1" office:value-type="string">
            <text:p text:style-name="P1">Участие в мероприятиях</text:p>
          </table:table-cell>
          <table:table-cell table:style-name="Шапка_5f_группы.A1" office:value-type="string">
            <text:p text:style-name="P1">Результат мероприяти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age_5f_header0" style:display-name="Page_header0" style:family="table">
      <style:table-properties style:width="25.7cm" table:align="margins" fo:background-color="transparent">
        <style:background-image/>
      </style:table-properties>
    </style:style>
    <style:style style:name="Page_5f_header0.A" style:display-name="Page_header0.A" style:family="table-column">
      <style:table-column-properties style:column-width="25.7cm" style:rel-column-width="65535*"/>
    </style:style>
    <style:style style:name="Page_5f_header0.1" style:display-name="Page_header0.1" style:family="table-row">
      <style:table-row-properties style:row-height="3cm"/>
    </style:style>
    <style:style style:name="Page_5f_footer0" style:display-name="Page_footer0" style:family="table">
      <style:table-properties style:width="25.7cm" table:align="margins" fo:background-color="transparent">
        <style:background-image/>
      </style:table-properties>
    </style:style>
    <style:style style:name="Page_5f_footer0.A" style:display-name="Page_footer0.A" style:family="table-column">
      <style:table-column-properties style:column-width="25.7cm" style:rel-column-width="65535*"/>
    </style:style>
    <style:style style:name="Page_5f_footer0.1" style:display-name="Page_footer0.1" style:family="table-row">
      <style:table-row-properties style:row-height="3cm"/>
    </style:style>
    <style:page-layout style:name="Mpm1">
      <style:page-layout-properties fo:page-width="29.7cm" fo:page-height="21.001cm" style:num-format="1" style:paper-tray-name="[From printer settings]" style:print-orientation="landscape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cm" fo:margin-left="0cm" fo:margin-right="0cm" fo:margin-bottom="0cm" fo:border="none" fo:padding="0cm" style:shadow="none" fo:background-color="transparent" draw:fill="none" draw:fill-color="#729fcf"/>
      </style:header-style>
      <style:footer-style>
        <style:header-footer-properties svg:height="3cm" fo:margin-left="0cm" fo:margin-right="0cm" fo:margin-top="0cm" fo:border="none" fo:padding="0cm" style:shadow="none" fo:background-color="transparent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able:table table:name="Page_header0" table:style-name="Page_5f_header0">
          <table:table-column table:style-name="Page_5f_header0.A"/>
          <table:table-row table:style-name="Page_5f_header0.1">
            <table:table-cell table:style-name="TableBox3038132668800" office:value-type="string">
              <text:p text:style-name="Standard"/>
            </table:table-cell>
          </table:table-row>
        </table:table>
      </style:header>
      <style:footer>
        <table:table table:name="Page_footer0" table:style-name="Page_5f_footer0">
          <table:table-column table:style-name="Page_5f_footer0.A"/>
          <table:table-row table:style-name="Page_5f_footer0.1">
            <table:table-cell table:style-name="TableBox3038132672880" office:value-type="string">
              <text:p text:style-name="Standard"/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document-statistic meta:table-count="3" meta:image-count="0" meta:object-count="0" meta:page-count="1" meta:paragraph-count="5" meta:word-count="9" meta:character-count="73" meta:non-whitespace-character-count="69"/>
  </office:meta>
</office:document-meta>
</file>